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71a0c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6cb769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77" style:family="paragraph" style:parent-style-name="Heading_20_1">
      <style:paragraph-properties fo:text-align="center" style:justify-single-word="false"/>
    </style:style>
    <style:style style:name="P7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7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1b67eef"/>
    </style:style>
    <style:style style:name="T25" style:family="text">
      <style:text-properties officeooo:rsid="01b920d3"/>
    </style:style>
    <style:style style:name="T26" style:family="text">
      <style:text-properties officeooo:rsid="01bae22a"/>
    </style:style>
    <style:style style:name="T27" style:family="text">
      <style:text-properties officeooo:rsid="01be128d"/>
    </style:style>
    <style:style style:name="T28" style:family="text">
      <style:text-properties officeooo:rsid="01f840b2"/>
    </style:style>
    <style:style style:name="T29" style:family="text">
      <style:text-properties officeooo:rsid="01f9d13d"/>
    </style:style>
    <style:style style:name="T30" style:family="text">
      <style:text-properties officeooo:rsid="01fb7696"/>
    </style:style>
    <style:style style:name="T31" style:family="text">
      <style:text-properties officeooo:rsid="0202a82d"/>
    </style:style>
    <style:style style:name="T32" style:family="text">
      <style:text-properties officeooo:rsid="02041dc8"/>
    </style:style>
    <style:style style:name="T33" style:family="text">
      <style:text-properties officeooo:rsid="0205c151"/>
    </style:style>
    <style:style style:name="T34" style:family="text">
      <style:text-properties officeooo:rsid="0208e049"/>
    </style:style>
    <style:style style:name="T35" style:family="text">
      <style:text-properties officeooo:rsid="020a3d15"/>
    </style:style>
    <style:style style:name="T36" style:family="text">
      <style:text-properties officeooo:rsid="02100c61"/>
    </style:style>
    <style:style style:name="T37" style:family="text">
      <style:text-properties officeooo:rsid="0210db72"/>
    </style:style>
    <style:style style:name="T38" style:family="text">
      <style:text-properties officeooo:rsid="02115bd8"/>
    </style:style>
    <style:style style:name="T39" style:family="text">
      <style:text-properties officeooo:rsid="021209a0"/>
    </style:style>
    <style:style style:name="T40" style:family="text">
      <style:text-properties officeooo:rsid="02136901"/>
    </style:style>
    <style:style style:name="T41" style:family="text">
      <style:text-properties officeooo:rsid="02142096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3a92e7" style:font-style-asian="normal" style:font-style-complex="normal"/>
    </style:style>
    <style:style style:name="T44" style:family="text">
      <style:text-properties fo:font-style="normal" officeooo:rsid="021a2504" style:font-style-asian="normal" style:font-style-complex="normal"/>
    </style:style>
    <style:style style:name="T45" style:family="text">
      <style:text-properties fo:font-style="normal" fo:background-color="#ffff00" loext:char-shading-value="0" style:font-style-asian="normal" style:font-style-complex="normal"/>
    </style:style>
    <style:style style:name="T46" style:family="text">
      <style:text-properties officeooo:rsid="021917bb"/>
    </style:style>
    <style:style style:name="T47" style:family="text">
      <style:text-properties officeooo:rsid="021a2504"/>
    </style:style>
    <style:style style:name="T48" style:family="text">
      <style:text-properties officeooo:rsid="021b3398"/>
    </style:style>
    <style:style style:name="T49" style:family="text">
      <style:text-properties officeooo:rsid="021cbee4"/>
    </style:style>
    <style:style style:name="T50" style:family="text">
      <style:text-properties officeooo:rsid="021d9dba"/>
    </style:style>
    <style:style style:name="T51" style:family="text">
      <style:text-properties officeooo:rsid="0226fa49"/>
    </style:style>
    <style:style style:name="T52" style:family="text">
      <style:text-properties officeooo:rsid="02288497"/>
    </style:style>
    <style:style style:name="T53" style:family="text">
      <style:text-properties officeooo:rsid="0229de7e"/>
    </style:style>
    <style:style style:name="T54" style:family="text">
      <style:text-properties officeooo:rsid="0229ff47"/>
    </style:style>
    <style:style style:name="T55" style:family="text">
      <style:text-properties officeooo:rsid="022cc65b"/>
    </style:style>
    <style:style style:name="T56" style:family="text">
      <style:text-properties officeooo:rsid="0230aa03"/>
    </style:style>
    <style:style style:name="T57" style:family="text">
      <style:text-properties officeooo:rsid="023261c2"/>
    </style:style>
    <style:style style:name="T58" style:family="text">
      <style:text-properties officeooo:rsid="023761d7"/>
    </style:style>
    <style:style style:name="T59" style:family="text">
      <style:text-properties officeooo:rsid="023ce0d4"/>
    </style:style>
    <style:style style:name="T60" style:family="text">
      <style:text-properties officeooo:rsid="02403a96"/>
    </style:style>
    <style:style style:name="T61" style:family="text">
      <style:text-properties officeooo:rsid="02415db1"/>
    </style:style>
    <style:style style:name="T62" style:family="text">
      <style:text-properties officeooo:rsid="024342c7"/>
    </style:style>
    <style:style style:name="T63" style:family="text">
      <style:text-properties officeooo:rsid="024638d3"/>
    </style:style>
    <style:style style:name="T64" style:family="text">
      <style:text-properties officeooo:rsid="024c971b"/>
    </style:style>
    <style:style style:name="T65" style:family="text">
      <style:text-properties officeooo:rsid="02523688"/>
    </style:style>
    <style:style style:name="T66" style:family="text">
      <style:text-properties officeooo:rsid="025802c7"/>
    </style:style>
    <style:style style:name="T67" style:family="text">
      <style:text-properties officeooo:rsid="02581e20"/>
    </style:style>
    <style:style style:name="T68" style:family="text">
      <style:text-properties officeooo:rsid="025adcc1"/>
    </style:style>
    <style:style style:name="T69" style:family="text">
      <style:text-properties officeooo:rsid="025ceee7"/>
    </style:style>
    <style:style style:name="T70" style:family="text">
      <style:text-properties officeooo:rsid="025e8921"/>
    </style:style>
    <style:style style:name="T71" style:family="text">
      <style:text-properties officeooo:rsid="025f6304"/>
    </style:style>
    <style:style style:name="T72" style:family="text">
      <style:text-properties officeooo:rsid="02636c1c"/>
    </style:style>
    <style:style style:name="T73" style:family="text">
      <style:text-properties officeooo:rsid="0264de71"/>
    </style:style>
    <style:style style:name="T74" style:family="text">
      <style:text-properties officeooo:rsid="02653ee3"/>
    </style:style>
    <style:style style:name="T75" style:family="text">
      <style:text-properties officeooo:rsid="0267c7a0"/>
    </style:style>
    <style:style style:name="T76" style:family="text">
      <style:text-properties officeooo:rsid="026c2deb"/>
    </style:style>
    <style:style style:name="T77" style:family="text">
      <style:text-properties officeooo:rsid="026cb769"/>
    </style:style>
    <style:style style:name="T78" style:family="text">
      <style:text-properties officeooo:rsid="026d6009"/>
    </style:style>
    <style:style style:name="T79" style:family="text">
      <style:text-properties officeooo:rsid="026e8f00"/>
    </style:style>
    <style:style style:name="T80" style:family="text">
      <style:text-properties fo:background-color="#ffff00" loext:char-shading-value="0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2701d79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Семь вечностей</text:h>
      <text:p text:style-name="P12">(<text:span text:style-name="T73">ниспада</text:span>ющее безумие)</text:p>
      <text:p text:style-name="P1"/>
      <text:h text:style-name="P79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27"><text:a xlink:type="simple" xlink:href="https://www.youtube.com/watch?v=rvk5D1iI2LA" text:style-name="Internet_20_link" text:visited-style-name="Visited_20_Internet_20_Link">https://www.youtube.com/watch?v=rvk5D1iI2LA</text:a></text:p>
      <text:h text:style-name="P78" text:outline-level="1">Mark Knopfler - Marbletown - Córdoba 2010 </text:h>
      <text:p text:style-name="P27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4">ые</text:span> <text:span text:style-name="T24">шмотки</text:span> в <text:span text:style-name="T31">мешок</text:span> и утрамбовывая <text:span text:style-name="T24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6">Они приближаются! Я слышала их горн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<text:span text:style-name="T31">мешок</text:span>. Тот жалобно скрипнул.</text:p>
      <text:p text:style-name="P19"/>
      <text:p text:style-name="P19">- <text:span text:style-name="T25">Да вставай же!</text:span></text:p>
      <text:p text:style-name="P20">Не дождавшись, Джет нетерпеливо прыгнула ко мне и, поддев мордой, перевела в сидячее положение.</text:p>
      <text:p text:style-name="P20"><text:span text:style-name="T31">Мешок</text:span>, облегчённо крякнув, вывалил половину содержимого на землю.</text:p>
      <text:p text:style-name="P20"/>
      <text:p text:style-name="P21"><text:soft-page-break/>Две недели! Две грёбаные недели мы скрытно пробираемся к <text:span text:style-name="T28">проклятому лесу</text:span>, как какие-то <text:span text:style-name="T27">беглые каторжники</text:span>. <text:span text:style-name="T29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6">Со старым Дрогоном шутки плохи – всё чаще по дороге нам встречаются обглоданные кости и разгрызенные черепа. <text:span text:style-name="T30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8"/>
      <text:p text:style-name="P28">Но самое опасное – даже не сам Дрогон. <text:span text:style-name="T37">Нееет, чешуйчатый самовар вылетает из логова</text:span> <text:span text:style-name="T33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8"/>
      <text:p text:style-name="P31">За нами. Гонятся. Чёртовы. Чокнутые. Пони.</text:p>
      <text:p text:style-name="P29"/>
      <text:p text:style-name="P29">Если бы <text:span text:style-name="T33">я</text:span> когда-нибудь <text:span text:style-name="T37">узнал</text:span>, что <text:span text:style-name="T32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32">Вот только шуточка встала бы <text:span text:style-name="T36">мне </text:span>поперёк горла, если б я знал, что <text:span text:style-name="T37">этот </text:span>вождь верховодит табуном агрессивных мускулистых битюгов, а дочурка <text:span text:style-name="T35">его </text:span>– <text:span text:style-name="T34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3"/>
      <text:p text:style-name="P34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39">вынырнул</text:span>, - я же мог разбиться!!!</text:p>
      <text:p text:style-name="P34">- Ты хочешь сказать, что сгореть было бы лучшим вариантом? - <text:span text:style-name="T39">пегаска, пошатываясь, вышла из воды и</text:span> устало растяну<text:span text:style-name="T39">лась</text:span> на берегу. - <text:span text:style-name="T38">Я же не дала нам погибнуть, видишь. У меня всё под контролем.</text:span></text:p>
      <text:p text:style-name="P34">- <text:span text:style-name="T38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38">Пегаска <text:span text:style-name="T47">сникла.</text:span></text:p>
      <text:p text:style-name="P37">- Не могла…</text:p>
      <text:p text:style-name="P37"><text:span text:style-name="T48">Она </text:span>молча, <text:span text:style-name="T48">не попытавшись смахнуть воду,</text:span> отвернулась и развернула крыло. <text:span text:style-name="T40">Где-то на половине длины второго сустава оно безжизненно свисало под неестественным углом.</text:span></text:p>
      <text:p text:style-name="P37"><text:soft-page-break/>- <text:span text:style-name="T40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40">У меня пересохло в горле.</text:p>
      <text:p text:style-name="P40"><text:span text:style-name="T43">- </text:span><text:span text:style-name="T42">А как же..? </text:span><text:span text:style-name="T44">Ох… </text:span><text:span text:style-name="T42">- я хотел было спросить, </text:span><text:span text:style-name="T45">как она планировала уходить от Агамемнона</text:span><text:span text:style-name="T42">, но запнулся.</text:span></text:p>
      <text:p text:style-name="P41"/>
      <text:p text:style-name="P41">Иногда ты довольно туго соображаешь, <text:span text:style-name="T46">чувак</text:span>!</text:p>
      <text:p text:style-name="P41"/>
      <text:p text:style-name="P41">Я примирительно потрепал <text:span text:style-name="T46">пегаску по </text:span>голуб<text:span text:style-name="T47">ой</text:span> грив<text:span text:style-name="T46">е и неумело погладил по спине, стряхивая воду</text:span>.</text:p>
      <text:p text:style-name="P41">- Извини, <text:span text:style-name="T48">подруга</text:span>. <text:span text:style-name="T47">Я ступил.</text:span></text:p>
      <text:p text:style-name="P41"/>
      <text:p text:style-name="P43">Та повернулась и <text:span text:style-name="T47">по улыбке во всю ширину мордахи я понял, что прощён.</text:span></text:p>
      <text:p text:style-name="P37"/>
      <text:p text:style-name="P37">- <text:span text:style-name="T49">Друзья зовут меня Джет.</text:span></text:p>
      <text:p text:style-name="P37">- <text:span text:style-name="T49">Здорово, Джет! А меня зовут… Эмм…</text:span></text:p>
      <text:p text:style-name="P37"/>
      <text:p text:style-name="P44">Блин! Похоже, это ещё одна вещь, которую я не помню.</text:p>
      <text:p text:style-name="P37"/>
      <text:p text:style-name="P37">- <text:span text:style-name="T50">Называй меня… Эмм… Хуман! Хуман из рода Хомо Сапиенсов.</text:span></text:p>
      <text:p text:style-name="P37">- <text:span text:style-name="T50">Привет, Хуман! - пегаска с улыбкой зажала мою руку копытами и потрясла.</text:span></text:p>
      <text:p text:style-name="P37">- <text:span text:style-name="T50">Привет, Джет!</text:span></text:p>
      <text:p text:style-name="P37">- <text:span text:style-name="T50">Привет, красавчики!</text:span></text:p>
      <text:p text:style-name="P37"/>
      <text:p text:style-name="P37">…</text:p>
      <text:p text:style-name="P37"/>
      <text:p text:style-name="P45">Мы обернулись на голос и узрели с полдюжины коп<text:span text:style-name="T51">и</text:span>й, чуть ли не утыкающихся нам в носы.</text:p>
      <text:p text:style-name="P4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3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6"/>
      <text:p text:style-name="P47">- <text:span text:style-name="T54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7"/>
      <text:p text:style-name="P52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8">В грудь Джет упиралось копьё крохотной поньки с гривой ёршиком.</text:p>
      <text:p text:style-name="P48"/>
      <text:p text:style-name="P48">- Хорошая попытка, - расплылась в ехидной улыбке малютка, - но устраивать засады нас учат с младенчества. <text:span text:style-name="T55">Крылатым этого не понять, правда?</text:span></text:p>
      <text:p text:style-name="P48"/>
      <text:p text:style-name="P49">Тут до меня дошло, что крыльев у этих оборванцев не наблюдается.</text:p>
      <text:p text:style-name="P49"/>
      <text:p text:style-name="P5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6">Ноги и крылья. Очень туго. </text:span>И тогда они уже не могут бежать. И сердить нас. <text:span text:style-name="T58">А к пегасам ещё приковываем гирю.</text:span> Всё просто, усекли? <text:span text:style-name="T57">И нам плевать, что у пегаски крыло гнётся в обе стороны</text:span>, - <text:span text:style-name="T56">о</text:span>на <text:span text:style-name="T57">насмешливо кивнула</text:span> Джет.</text:p>
      <text:p text:style-name="P50">Та мрачно стояла, сцепив зубы.</text:p>
      <text:p text:style-name="P49"/>
      <text:p text:style-name="P49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49"/>
      <text:p text:style-name="P51">Её собеседница только хмыкнула.</text:p>
      <text:p text:style-name="P51"/>
      <text:p text:style-name="P51">- Хорош жеребёнок - <text:span text:style-name="T58">ягодицы, что у ломовика!</text:span> - она задумалась. <text:span text:style-name="T52">- Так. Пегаску – на кухню. А этого… красавчика – к Дейдре.</text:span></text:p>
      <text:p text:style-name="P45"/>
      <text:p text:style-name="P66">***</text:p>
      <text:p text:style-name="P63"/>
      <text:p text:style-name="P69">Тема беседы просто вводила <text:span text:style-name="T75">тебя </text:span>в шок, <text:span text:style-name="T75">Хуман!</text:span> Вот уже битых полчаса розовогривая поняха втолковывала тебе, что ты должен присоединиться к племенному табуну жеребцов.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69"/>
      <text:p text:style-name="P69">…</text:p>
      <text:p text:style-name="P69"/>
      <text:p text:style-name="P63"><text:soft-page-break/>- <text:span text:style-name="T68">Эй, но я же не пони! Какой вам от меня прок в таком сомнительном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68"/>
      <text:p text:style-name="P64">Поняха с недоверием смотрела на меня.</text:p>
      <text:p text:style-name="P64">- <text:span text:style-name="T72">Хум, т</text:span>ы прикалываешься? Или та обломанная пегаска таки права, и ты действительно нифига не помнишь?</text:p>
      <text:p text:style-name="P64"/>
      <text:p text:style-name="P70">Пони принялась загибать копыта, делая сброс через каждую пару:</text:p>
      <text:p text:style-name="P70"/>
      <text:p text:style-name="P71">- Во-первых, несовместимость видов – это миф, распространяемый последователями “Чистой крови”. <text:span text:style-name="T76">Есть такая секта, пропагандирующая исключительно внутривидовые пары. И всё бы ничего, да только их предводитель – потомок пони и грифона, хи-хи!</text:span></text:p>
      <text:p text:style-name="P70">- Во-вторых, чем виды разумнее, тем больше шансов на совместное потомство. <text:span text:style-name="T77">И этот шанс ещё можно поднять с помощью дополнительных магических ритуалов.</text:span></text:p>
      <text:p text:style-name="P70">- В-третьих, в твоём случае потомство даже не столь важно, как то, что ты – представитель совершенно иного племени. <text:span text:style-name="T77">Посмотри на пегасов! Двести лет назад это было соседнее с нами племя – мы даже лупили друг друга за яблоню, стоящую на общей границе владений. А потом дочь их вождя заключила брак с вождём грифонов. И их дети были пони с крыльями грифонов! И теперь они летают в небесах, а мы по-прежнему ковыряемся в земле!</text:span></text:p>
      <text:p text:style-name="P74">Может, ты тоже вождь своего племени, <text:span text:style-name="T78">Хум</text:span>? Какой у <text:span text:style-name="T78">тебя</text:span> талант? <text:span text:style-name="T78">Летать ты не умеешь, я знаю. </text:span>Может, <text:span text:style-name="T78">т</text:span>ы <text:span text:style-name="T78">умеешь</text:span> магичить, как единороги? <text:span text:style-name="T79">Магия нам бы пригодилась!</text:span></text:p>
      <text:p text:style-name="P73"/>
      <text:p text:style-name="P75">Дейдра пристально уставилась на меня, пытаясь рассмотреть мой талант. Наконец она ухмыльнулась кривой улыбкой.</text:p>
      <text:p text:style-name="P75"/>
      <text:p text:style-name="P72">- И, наконец, в-четвёртых, как раз для меня аспект потомства совершенно не критичен. <text:span text:style-name="T79">Поверь, в отличие от большинства местных кобылок, мне вожжа под хвост не попала.</text:span></text:p>
      <text:p text:style-name="P64"/>
      <text:p text:style-name="P76">Я &lt;<text:span text:style-name="T82">умный разговор – Хум показывает себя умным собеседником</text:span>&gt;</text:p>
      <text:p text:style-name="P65"/>
      <text:p text:style-name="P65">- <text:span text:style-name="T68">Межплеменной союз нам просто необходим. Наше племя вырождается, Хуман, -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3"/>
      <text:p text:style-name="P56"><text:span text:style-name="T65">Розовогривая кобылка</text:span> вытащила зубами из-<text:span text:style-name="T59">за топчана</text:span> пузатую фляжку из тыквы <text:span text:style-name="T59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55"><text:soft-page-break/></text:p>
      <text:p text:style-name="P54">- <text:span text:style-name="T59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4"/>
      <text:p text:style-name="P57">Дейдра уныло свесила голову.</text:p>
      <text:p text:style-name="P57"/>
      <text:p text:style-name="P57">- Если бы ты знал, как меня это <text:span text:style-name="T74">достало</text:span>! <text:span text:style-name="T60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57"/>
      <text:p text:style-name="P58"><text:span text:style-name="T70">Розовая к</text:span>обылка <text:span text:style-name="T66">вновь</text:span> сжала зубами горлышко и запрокинула бутылку. Послышалось долгое бульканье.</text:p>
      <text:p text:style-name="P54"/>
      <text:p text:style-name="P54">- <text:span text:style-name="T61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4"/>
      <text:p text:style-name="P59">Дейдра в напускном ужасе округлила глаза и покрутила возле виска копытом. Кудряшки <text:span text:style-name="T67">её</text:span> гривы стали подозрительно <text:span text:style-name="T71">топорщиться</text:span> в разные стороны.</text:p>
      <text:p text:style-name="P58"/>
      <text:p text:style-name="P58">- Хум, они полностью <text:span text:style-name="T62">бананулись</text:span> на жеребятах! Абсолютно и безвозвратно! <text:span text:style-name="T62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0"/>
      <text:p text:style-name="P60">Кобылка завела глаза, сложила губы бантиком и произнесла фальцетом:</text:p>
      <text:p text:style-name="P60"/>
      <text:p text:style-name="P61">- <text:span text:style-name="T63">Дейдра, </text:span>тебе <text:span text:style-name="T63">п</text:span>ора заиметь своего покакунчика-посисюнчика, надо исполнить своё предназначение, <text:span text:style-name="T69">нам нужен преемник вождю,</text:span> песчинки-то падают, всем нужен покакунчик, не быть тебе полноценной без посисюнчика…</text:p>
      <text:p text:style-name="P60"/>
      <text:p text:style-name="P60">Дейдра с чувством приложилась лбом о стол. Полупустая бутылка подпрыгнула и остановилась у самого края. <text:span text:style-name="T63">Я даже начал проникаться сочувствием к своей поработительнице.</text:span></text:p>
      <text:p text:style-name="P60"/>
      <text:p text:style-name="P58">- <text:span text:style-name="T63">Я лучше в пираты пойду, - пробормотала Дейдра с закрытыми глазами. - Сколочу команду, назову корабль “Хитрожопкой” и потом все племена на три дня галопа от Большой Воды будут говорить о Дейдре Твердолобой!.. А тебя, Хум, возьму к себе на корабль юнгой… Если будешь меня слушаться, то </text:span><text:soft-page-break/><text:span text:style-name="T63">быстро станешь первым капитанским заместителем… А слушаться меня ты будешь, потому что я самая великая пи… Хр-р-р…</text:span></text:p>
      <text:p text:style-name="P58"/>
      <text:p text:style-name="P62"><text:span text:style-name="T64">Вместе с храпом изо рта великой пиратки вылетело три розовых пузыря. </text:span>Поняха явно перебрала с алкоголем.</text:p>
      <text:p text:style-name="P58"/>
      <text:p text:style-name="P54"/>
      <text:p text:style-name="P54"/>
      <text:p text:style-name="P54"/>
      <text:p text:style-name="P54">.</text:p>
      <text:p text:style-name="P54">.</text:p>
      <text:p text:style-name="P54">.</text:p>
      <text:p text:style-name="P54">.</text:p>
      <text:p text:style-name="P54">Я несмело улыбнулся ей.</text:p>
      <text:p text:style-name="P54">- Врядли… - начал было я…</text:p>
      <text:p text:style-name="P54">- Папа! ОН СОГЛАСЕН!!!</text:p>
      <text:p text:style-name="P53"/>
      <text:p text:style-name="P53"/>
      <text:p text:style-name="P53"><text:line-break/>&lt;Хум убегает от пони, т.к. они связали его ноги (как и обещали), но не догадались связать руки&gt;</text:p>
      <text:p text:style-name="P45"/>
      <text:p text:style-name="P45"/>
      <text:p text:style-name="P39"/>
      <text:p text:style-name="P36">***</text:p>
      <text:p text:style-name="P34"/>
      <text:p text:style-name="P35">- <text:span text:style-name="T38">Ты опять за своё! - крик Джет прямо в ухо перемешал все воспоминания. - Они уже совсем близко!!!</text:span></text:p>
      <text:p text:style-name="P35"/>
      <text:p text:style-name="P42">Я содрогнулся, вскочил с земли и машинально забросил мешок на плёчо.</text:p>
      <text:p text:style-name="P34"/>
      <text:p text:style-name="P34">- <text:span text:style-name="T41">Идём.</text:span></text:p>
      <text:p text:style-name="P34"/>
      <text:p text:style-name="P34"/>
      <text:p text:style-name="P30"/>
      <text:p text:style-name="P30"/>
      <text:p text:style-name="P30"><text:soft-page-break/></text:p>
      <text:p text:style-name="P25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2"/>
      <text:p text:style-name="P23">(<text:span text:style-name="T20">Джет</text:span> – единственная, кто помогает Хуману в этом времени. <text:span text:style-name="T26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1-07T02:43:11.511943988</dc:date>
    <meta:editing-duration>P29DT18H7M8S</meta:editing-duration>
    <meta:editing-cycles>464</meta:editing-cycles>
    <meta:generator>LibreOffice/5.1.6.2$Linux_X86_64 LibreOffice_project/10m0$Build-2</meta:generator>
    <meta:document-statistic meta:table-count="0" meta:image-count="0" meta:object-count="0" meta:page-count="9" meta:paragraph-count="113" meta:word-count="2196" meta:character-count="13911" meta:non-whitespace-character-count="11796"/>
  </office:meta>
</office:document-meta>
</file>